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Open SCADA system — OpenSCADA 0.7.1</text:h>
      <text:p text:style-name="P1">(documentation)</text:p>
      <text:h text:style-name="Heading_20_2" text:outline-level="2">Release</text:h>
      <text:p text:style-name="Text_20_body"><text:a xlink:type="simple" xlink:href="http://wiki.oscada.org/HomePageEn/Doc/OpenSCADA070">Release notes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0.pdf">file</text:a></text:p>
      <text:p text:style-name="Text_20_body"><text:a xlink:type="simple" xlink:href="http://wiki.oscada.org/Works/Tests/release070">The stable release tests protocol (RU)</text:a></text:p>
      <text:p text:style-name="Text_20_body"><text:a xlink:type="simple" xlink:href="http://wiki.oscada.org/HomePageEn/Function" office:name="!.function">Characterizations and demands</text:a></text:p>
      <text:h text:style-name="Heading_20_2" text:outline-level="2">Main system documents</text:h>
      <text:p text:style-name="Text_20_body"><text:a xlink:type="simple" xlink:href="http://wiki.oscada.org/Doc/Terminy" office:name=".doc.terminy">Terms and abbreviation (RU)</text:a></text:p>
      <text:p text:style-name="Text_20_body">Main document about OpenSCADA system — <draw:frame draw:style-name="fr1" draw:name="Графічний об'єкт3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openscada.pdf">file</text:a></text:p>
      <text:p text:style-name="Text_20_body"><text:a xlink:type="simple" xlink:href="http://wiki.oscada.org/HomePageEn/Doc/FAQ" office:name="!.faq">Frequently answers to queries about OpenSCADA system (FAQ)</text:a> — <draw:frame draw:style-name="fr1" draw:name="Графічний об'єкт4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FAQ.pdf">file</text:a></text:p>
      <text:p text:style-name="Text_20_body"><text:a xlink:type="simple" xlink:href="http://wiki.oscada.org/HomePageEn/Doc/ProgrammManual" office:name="!.programmmanual">Programm manual</text:a> — <draw:frame draw:style-name="fr1" draw:name="Графічний об'єкт5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AboutOpenSCADA.pdf">file</text:a></text:p>
      <text:p text:style-name="Text_20_body"><text:a xlink:type="simple" xlink:href="http://wiki.oscada.org/HomePageEn/Doc/QuickStart" office:name="!.quickstart">Quick Start</text:a> — <draw:frame draw:style-name="fr1" draw:name="Графічний об'єкт6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QuickStart.pdf">file</text:a></text:p>
      <text:p text:style-name="Text_20_body"><text:a xlink:type="simple" xlink:href="http://wiki.oscada.org/HomePageEn/Doc/DAQ" office:name="!.daq">Data acquisition in OpenSCADA</text:a> — <draw:frame draw:style-name="fr1" draw:name="Графічний об'єкт7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DAQ.pdf">file</text:a></text:p>
      <text:p text:style-name="Text_20_body"><text:a xlink:type="simple" xlink:href="http://wiki.oscada.org/HomePageEn/Doc/API" office:name="!.api">OpenSCADA system API</text:a> — <draw:frame draw:style-name="fr1" draw:name="Графічний об'єкт8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APIOpenSCADA.pdf">file</text:a></text:p>
      <text:p text:style-name="Text_20_body"><text:a xlink:type="simple" xlink:href="http://wiki.oscada.org/HomePageEn/Doc/BuildFromSource" office:name="!.buildfromsource">The manual for building of OpenSCADA from source texts</text:a></text:p>
      <text:p text:style-name="Text_20_body"><text:a xlink:type="simple" xlink:href="http://wiki.oscada.org/HomePageEn/Doc/CrashReport" office:name="!.crashreport">Guide to localize crashes and to report about them</text:a></text:p>
      <text:h text:style-name="Heading_20_2" text:outline-level="2">Documents to OpenSCADA modules</text:h>
      <text:list xml:id="list633240798" text:style-name="L1">
        <text:list-item>
          <text:p text:style-name="P2">Subsystem "Archives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HomePageEn/Doc/FSArch" office:name="!.fsarch">The archivator to FS</text:a> — <draw:frame draw:style-name="fr1" draw:name="Графічний об'єкт9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Archive.FSArch.pdf">file</text:a></text:p>
            </text:list-item>
            <text:list-item>
              <text:p text:style-name="P2"><text:a xlink:type="simple" xlink:href="http://wiki.oscada.org/HomePageEn/Doc/DBArch" office:name="!.dbarch">The archivator to DB</text:a> — <draw:frame draw:style-name="fr1" draw:name="Графічний об'єкт10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Archive.DBArch.pdf">file</text:a></text:p>
            </text:list-item>
          </text:list>
        </text:list-item>
        <text:list-item>
          <text:p text:style-name="P2">Subsystem "Data bases (DB)":</text:p>
          <text:list>
            <text:list-item>
              <text:p text:style-name="P2"><text:a xlink:type="simple" xlink:href="http://wiki.oscada.org/HomePageEn/Doc/DBF" office:name="!.dbf">DB DBF</text:a> — <draw:frame draw:style-name="fr1" draw:name="Графічний об'єкт11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DBF.pdf">file</text:a></text:p>
            </text:list-item>
            <text:list-item>
              <text:p text:style-name="P2"><text:a xlink:type="simple" xlink:href="http://wiki.oscada.org/HomePageEn/Doc/MySQL" office:name="!.mysql">DB MySQL</text:a> — <draw:frame draw:style-name="fr1" draw:name="Графічний об'єкт12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MySQL.pdf">file</text:a></text:p>
            </text:list-item>
            <text:list-item>
              <text:p text:style-name="P2"><text:a xlink:type="simple" xlink:href="http://wiki.oscada.org/HomePageEn/Doc/SQLite" office:name="!.sqlite">DB SQLite</text:a> — <draw:frame draw:style-name="fr1" draw:name="Графічний об'єкт13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SQLite.pdf">file</text:a></text:p>
            </text:list-item>
            <text:list-item>
              <text:p text:style-name="P2"><text:a xlink:type="simple" xlink:href="http://wiki.oscada.org/HomePageEn/Doc/FireBird" office:name="!.firebird">DB FireBird</text:a> — <draw:frame draw:style-name="fr1" draw:name="Графічний об'єкт14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B.FireBird.pdf">file</text:a></text:p>
            </text:list-item>
            <text:list-item>
              <text:p text:style-name="P2"><text:a xlink:type="simple" xlink:href="http://wiki.oscada.org/HomePageEn/Doc/PostgreSQL" office:name="!.postgresql">DB PostgreSQL</text:a> — <draw:frame draw:style-name="fr1" draw:name="Графічний об'єкт15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B.PostgreSQL.pdf">file</text:a></text:p>
            </text:list-item>
          </text:list>
        </text:list-item>
        <text:list-item>
          <text:p text:style-name="P2">Subsystem "Data acquisition (DAQ)":</text:p>
          <text:list>
            <text:list-item>
              <text:p text:style-name="P2"><text:a xlink:type="simple" xlink:href="http://wiki.oscada.org/HomePageEn/Doc/DiamondBoards" office:name="!.diamondboards">Diamond data acquisition boards</text:a> — <draw:frame draw:style-name="fr1" draw:name="Графічний об'єкт16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DiamondBoards.pdf">file</text:a></text:p>
            </text:list-item>
            <text:list-item>
              <text:p text:style-name="P2"><text:a xlink:type="simple" xlink:href="http://wiki.oscada.org/HomePageEn/Doc/System" office:name="!.system">OS data acquisition</text:a> — <draw:frame draw:style-name="fr1" draw:name="Графічний об'єкт17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System.pdf">file</text:a></text:p>
            </text:list-item>
            <text:list-item>
              <text:p text:style-name="P2"><text:a xlink:type="simple" xlink:href="http://wiki.oscada.org/HomePageEn/Doc/BlockCalc" office:name="!.blockcalc">Block calculator</text:a> — <draw:frame draw:style-name="fr1" draw:name="Графічний об'єкт18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BlockCalc.pdf">file</text:a></text:p>
            </text:list-item>
            <text:list-item>
              <text:p text:style-name="P2"><text:a xlink:type="simple" xlink:href="http://wiki.oscada.org/HomePageEn/Doc/JavaLikeCalc" office:name="!.javalikecalc">Java-like language calculator</text:a> — <draw:frame draw:style-name="fr1" draw:name="Графічний об'єкт19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JavaLikeCalc.pdf">file</text:a></text:p>
            </text:list-item>
            <text:list-item>
              <text:p text:style-name="P2"><text:a xlink:type="simple" xlink:href="http://wiki.oscada.org/HomePageEn/Doc/LogicLev" office:name="!.logiclev">Logical level parameters</text:a> — <draw:frame draw:style-name="fr1" draw:name="Графічний об'єкт20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LogicLev.pdf">file</text:a></text:p>
            </text:list-item>
            <text:list-item>
              <text:p text:style-name="P2"><text:a xlink:type="simple" xlink:href="http://wiki.oscada.org/HomePageEn/Doc/SNMP" office:name="!.snmp">Simple Network Management Protocol</text:a> — <draw:frame draw:style-name="fr1" draw:name="Графічний об'єкт21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SNMP.pdf">file</text:a></text:p>
            </text:list-item>
            <text:list-item>
              <text:p text:style-name="P2"><text:a xlink:type="simple" xlink:href="http://wiki.oscada.org/HomePageEn/Doc/Siemens" office:name="!.siemens">Siemens S7 PLC</text:a> — <draw:frame draw:style-name="fr1" draw:name="Графічний об'єкт22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Siemens.pdf">file</text:a></text:p>
            </text:list-item>
            <text:list-item>
              <text:p text:style-name="P2"><text:soft-page-break/><text:a xlink:type="simple" xlink:href="http://wiki.oscada.org/HomePageEn/Doc/ModBus" office:name="!.modbus">ModBus</text:a> — <draw:frame draw:style-name="fr1" draw:name="Графічний об'єкт23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DCON" office:name="!.dcon">DCON client</text:a> — <draw:frame draw:style-name="fr1" draw:name="Графічний об'єкт24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DCON.pdf">file</text:a></text:p>
            </text:list-item>
            <text:list-item>
              <text:p text:style-name="P2"><text:a xlink:type="simple" xlink:href="http://wiki.oscada.org/HomePageEn/Doc/ICPDAS" office:name="!.icpdas">ICP DAS client</text:a> — <draw:frame draw:style-name="fr1" draw:name="Графічний об'єкт25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ICP_DAS.pdf">file</text:a></text:p>
            </text:list-item>
            <text:list-item>
              <text:p text:style-name="P2"><text:a xlink:type="simple" xlink:href="http://wiki.oscada.org/HomePageEn/Doc/DAQGate" office:name="!.daqgate">Data sources gate</text:a> — <draw:frame draw:style-name="fr1" draw:name="Графічний об'єкт26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DAQGate.pdf">file</text:a></text:p>
            </text:list-item>
            <text:list-item>
              <text:p text:style-name="P2"><text:a xlink:type="simple" xlink:href="http://wiki.oscada.org/HomePageEn/Doc/SoundCard" office:name="!.soundcard">Sound card</text:a> — <draw:frame draw:style-name="fr1" draw:name="Графічний об'єкт27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SoundCard.pdf">file</text:a></text:p>
            </text:list-item>
            <text:list-item>
              <text:p text:style-name="P2"><text:a xlink:type="simple" xlink:href="http://wiki.oscada.org/HomePageEn/Doc/OPCUA" office:name="!.opc_ua">OPC UA</text:a> — <draw:frame draw:style-name="fr1" draw:name="Графічний об'єкт28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DAQ.OPC_UA.pdf">file</text:a></text:p>
            </text:list-item>
            <text:list-item>
              <text:p text:style-name="P2"><text:a xlink:type="simple" xlink:href="http://wiki.oscada.org/HomePageEn/Doc/BFN" office:name="!.bfn">BFN</text:a> — <draw:frame draw:style-name="fr1" draw:name="Графічний об'єкт2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Modules/DAQ.BFN.pdf">file</text:a></text:p>
            </text:list-item>
          </text:list>
        </text:list-item>
        <text:list-item>
          <text:p text:style-name="P2">Subsystem "Transports":</text:p>
          <text:list>
            <text:list-item>
              <text:p text:style-name="P2"><text:a xlink:type="simple" xlink:href="http://wiki.oscada.org/HomePageEn/Doc/Soskets" office:name="!.soskets">Sockets</text:a> — <draw:frame draw:style-name="fr1" draw:name="Графічний об'єкт30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ockets.pdf">file</text:a></text:p>
            </text:list-item>
            <text:list-item>
              <text:p text:style-name="P2"><text:a xlink:type="simple" xlink:href="http://wiki.oscada.org/HomePageEn/Doc/SSL" office:name="!.ssl">Security Socket Layer</text:a> — <draw:frame draw:style-name="fr1" draw:name="Графічний об'єкт31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SL.pdf">file</text:a></text:p>
            </text:list-item>
            <text:list-item>
              <text:p text:style-name="P2"><text:a xlink:type="simple" xlink:href="http://wiki.oscada.org/HomePageEn/Doc/Serial" office:name="!.serial">Serial interface</text:a> — <draw:frame draw:style-name="fr1" draw:name="Графічний об'єкт32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Transport.Serial.pdf">file</text:a></text:p>
            </text:list-item>
          </text:list>
        </text:list-item>
        <text:list-item>
          <text:p text:style-name="P2">Subsystem "Transport protocols":</text:p>
          <text:list>
            <text:list-item>
              <text:p text:style-name="P2"><text:a xlink:type="simple" xlink:href="http://wiki.oscada.org/HomePageEn/Doc/HTTP" office:name="!.http">HTTP</text:a> — <draw:frame draw:style-name="fr1" draw:name="Графічний об'єкт33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HTTP.pdf">file</text:a></text:p>
            </text:list-item>
            <text:list-item>
              <text:p text:style-name="P2"><text:a xlink:type="simple" xlink:href="http://wiki.oscada.org/HomePageEn/Doc/SelfSystem" office:name="!.selfsystem">Self system protocol</text:a> — <draw:frame draw:style-name="fr1" draw:name="Графічний об'єкт34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SelfSystem.pdf">file</text:a></text:p>
            </text:list-item>
            <text:list-item>
              <text:p text:style-name="P2"><text:a xlink:type="simple" xlink:href="http://wiki.oscada.org/HomePageEn/Doc/UserProtocol" office:name="!.userprotocol">User protocol</text:a> — <draw:frame draw:style-name="fr1" draw:name="Графічний об'єкт35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Protocol.UserProtocol.pdf">file</text:a></text:p>
            </text:list-item>
            <text:list-item>
              <text:p text:style-name="P2"><text:a xlink:type="simple" xlink:href="http://wiki.oscada.org/HomePageEn/Doc/ModBus">ModBus</text:a> — <draw:frame draw:style-name="fr1" draw:name="Графічний об'єкт36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OPCUA">OPC UA</text:a> — <draw:frame draw:style-name="fr1" draw:name="Графічний об'єкт37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DAQ.OPC_UA.pdf">file</text:a></text:p>
            </text:list-item>
          </text:list>
        </text:list-item>
        <text:list-item>
          <text:p text:style-name="P2">Subsystem "Special":</text:p>
          <text:list>
            <text:list-item>
              <text:p text:style-name="P2"><text:a xlink:type="simple" xlink:href="http://wiki.oscada.org/HomePageEn/Doc/FLibComplex1" office:name="!.flibcomplex1">SCADA Complex1 (NIP "DIYA") compatibility user level functions</text:a> — <draw:frame draw:style-name="fr1" draw:name="Графічний об'єкт38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2"><text:a xlink:type="simple" xlink:href="http://wiki.oscada.org/HomePageEn/Doc/FLibMath" office:name="!.flibmath">Standard mathematical functions library</text:a> — <draw:frame draw:style-name="fr1" draw:name="Графічний об'єкт39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2"><text:a xlink:type="simple" xlink:href="http://wiki.oscada.org/HomePageEn/Doc/FLibSYS" office:name="!.flibsys">Functions library of system API of user level programming</text:a> — <draw:frame draw:style-name="fr1" draw:name="Графічний об'єкт40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2"><text:a xlink:type="simple" xlink:href="http://wiki.oscada.org/HomePageEn/Doc/SystemTests" office:name="!.systemtests">OpenSCADA system's tests</text:a> — <draw:frame draw:style-name="fr1" draw:name="Графічний об'єкт41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Special.SystemTests.pdf">file</text:a></text:p>
            </text:list-item>
          </text:list>
        </text:list-item>
        <text:list-item>
          <text:p text:style-name="P2">Subsystem "User interfaces":</text:p>
          <text:list>
            <text:list-item>
              <text:p text:style-name="P2"><text:a xlink:type="simple" xlink:href="http://wiki.oscada.org/HomePageEn/Doc/QTStarter" office:name="!.qtstarter">QT GUI starter</text:a> — <draw:frame draw:style-name="fr1" draw:name="Графічний об'єкт42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QTStarter.pdf">file</text:a></text:p>
            </text:list-item>
            <text:list-item>
              <text:p text:style-name="P2"><text:a xlink:type="simple" xlink:href="http://wiki.oscada.org/HomePageEn/Doc/QTCfg" office:name="!.qtcfg">System configurator - QT</text:a> — <draw:frame draw:style-name="fr1" draw:name="Графічний об'єкт43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QTCfg.pdf">file</text:a></text:p>
            </text:list-item>
            <text:list-item>
              <text:p text:style-name="P2"><text:a xlink:type="simple" xlink:href="http://wiki.oscada.org/HomePageEn/Doc/WebCfg" office:name="!.webcfg">System configurator - Web</text:a> — <draw:frame draw:style-name="fr1" draw:name="Графічний об'єкт44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WebCfg.pdf">file</text:a></text:p>
            </text:list-item>
            <text:list-item>
              <text:p text:style-name="P2"><text:a xlink:type="simple" xlink:href="http://wiki.oscada.org/HomePageEn/Doc/WebCfgD" office:name="!.webcfgd">Dynamic Web configurator</text:a> — <draw:frame draw:style-name="fr1" draw:name="Графічний об'єкт45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WebCfgD.pdf">file</text:a></text:p>
            </text:list-item>
            <text:list-item>
              <text:p text:style-name="P2"><text:a xlink:type="simple" xlink:href="http://wiki.oscada.org/HomePageEn/Doc/VCAEngine" office:name="!.vcaengine">Visual control area engine</text:a> — <draw:frame draw:style-name="fr1" draw:name="Графічний об'єкт46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VCAEngine.pdf">file</text:a></text:p>
            </text:list-item>
            <text:list-item>
              <text:p text:style-name="P2"><text:a xlink:type="simple" xlink:href="http://wiki.oscada.org/HomePageEn/Doc/Vision" office:name="!.vision">Operation user interface - QT</text:a> — <draw:frame draw:style-name="fr1" draw:name="Графічний об'єкт47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Vision.pdf">file</text:a></text:p>
            </text:list-item>
            <text:list-item>
              <text:p text:style-name="P2"><text:a xlink:type="simple" xlink:href="http://wiki.oscada.org/HomePageEn/Doc/WebVision" office:name="!.webvision">Operation user interface - Web</text:a> — <draw:frame draw:style-name="fr1" draw:name="Графічний об'єкт48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WebVision.pdf">file</text:a></text:p>
            </text:list-item>
            <text:list-item>
              <text:p text:style-name="P2"><text:a xlink:type="simple" xlink:href="http://wiki.oscada.org/HomePageEn/Doc/WebUser" office:name="!.webuser">Web-interface from the user</text:a> — <draw:frame draw:style-name="fr1" draw:name="Графічний об'єкт49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Modules/UI.WebUser.pdf">file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register-true="true" fo:text-indent="0.80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543cm" fo:margin-bottom="1.812cm" fo:margin-left="2cm" fo:margin-right="1.5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4-05T18:13:11</dc:date>
    <meta:editing-duration>PT3H20M37S</meta:editing-duration>
    <meta:editing-cycles>18</meta:editing-cycles>
    <meta:generator>LibreOffice/3.3$Linux LibreOffice_project/330m19$Build-202</meta:generator>
    <meta:document-statistic meta:table-count="0" meta:image-count="48" meta:object-count="0" meta:page-count="2" meta:paragraph-count="65" meta:word-count="361" meta:character-count="1903"/>
  </office:meta>
</office:document-meta>
</file>